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hosts</text:p>
          </table:table-cell>
          <table:table-cell office:value-type="string" calcext:value-type="string">
            <text:p>nhh</text:p>
          </table:table-cell>
          <table:table-cell office:value-type="string" calcext:value-type="string">
            <text:p>tablesize</text:p>
          </table:table-cell>
          <table:table-cell office:value-type="string" calcext:value-type="string">
            <text:p>numtables</text:p>
          </table:table-cell>
          <table:table-cell office:value-type="string" calcext:value-type="string">
            <text:p>acc1</text:p>
          </table:table-cell>
          <table:table-cell office:value-type="string" calcext:value-type="string">
            <text:p>acc2</text:p>
          </table:table-cell>
          <table:table-cell office:value-type="string" calcext:value-type="string">
            <text:p>acc3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formula="of:=([.E2] + [.F2] + [.G2])/3" office:value-type="float" office:value="0.766666666666667" calcext:value-type="float">
            <text:p>0.76666666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formula="of:=([.E3] + [.F3] + [.G3])/3" office:value-type="float" office:value="0.733333333333333" calcext:value-type="float">
            <text:p>0.73333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([.E4] + [.F4] + [.G4])/3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table:formula="of:=([.E5] + [.F5] + [.G5])/3" office:value-type="float" office:value="0.833333333333333" calcext:value-type="float">
            <text:p>0.83333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.6" calcext:value-type="float">
            <text:p>0.6</text:p>
          </table:table-cell>
          <table:table-cell table:formula="of:=([.E6] + [.F6] + [.G6])/3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formula="of:=([.E7] + [.F7] + [.G7])/3" office:value-type="float" office:value="0.766666666666667" calcext:value-type="float">
            <text:p>0.76666666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.9" calcext:value-type="float">
            <text:p>0.9</text:p>
          </table:table-cell>
          <table:table-cell table:formula="of:=([.E8] + [.F8] + [.G8])/3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table:formula="of:=([.E9] + [.F9] + [.G9])/3" office:value-type="float" office:value="0.633333333333333" calcext:value-type="float">
            <text:p>0.63333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formula="of:=([.E10] + [.F10] + [.G10])/3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formula="of:=([.E11] + [.F11] + [.G11])/3" office:value-type="float" office:value="0.833333333333333" calcext:value-type="float">
            <text:p>0.83333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formula="of:=([.E12] + [.F12] + [.G12])/3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7" calcext:value-type="float">
            <text:p>0.7</text:p>
          </table:table-cell>
          <table:table-cell table:formula="of:=([.E13] + [.F13] + [.G13])/3" office:value-type="float" office:value="0.733333333333333" calcext:value-type="float">
            <text:p>0.73333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9" calcext:value-type="float">
            <text:p>0.9</text:p>
          </table:table-cell>
          <table:table-cell table:formula="of:=([.E14] + [.F14] + [.G14])/3" office:value-type="float" office:value="0.866666666666667" calcext:value-type="float">
            <text:p>0.86666666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([.E15] + [.F15] + [.G15])/3" office:value-type="float" office:value="0.466666666666667" calcext:value-type="float">
            <text:p>0.46666666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E16] + [.F16] + [.G16])/3" office:value-type="float" office:value="0.966666666666667" calcext:value-type="float">
            <text:p>0.9666666667</text:p>
          </table:table-cell>
        </table:table-row>
        <table:table-row table:style-name="ro1">
          <table:table-cell table:number-columns-repeated="7"/>
          <table:table-cell table:formula="of:=([.E17] + [.F17] + [.G17])/3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([.E18] + [.F18] + [.G18])/3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([.E19] + [.F19] + [.G19])/3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([.E20] + [.F20] + [.G20])/3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([.E21] + [.F21] + [.G21])/3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([.E22] + [.F22] + [.G22])/3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([.E23] + [.F23] + [.G23])/3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([.E24] + [.F24] + [.G24])/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/00/0000</text:date>, <text:time style:data-style-name="N2" text:time-value="00:12:36.3625030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22:16:25.229086782</meta:creation-date>
    <dc:date>2017-12-05T00:20:14.395582677</dc:date>
    <meta:editing-duration>PT23M53S</meta:editing-duration>
    <meta:editing-cycles>4</meta:editing-cycles>
    <meta:generator>LibreOffice/5.1.6.2$Linux_X86_64 LibreOffice_project/10m0$Build-2</meta:generator>
    <meta:document-statistic meta:table-count="1" meta:cell-count="136" meta:object-count="0"/>
  </office:meta>
</office:document-meta>
</file>